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6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quirement is worded strangely. Should say something to the effect of “reed forest shall avoid player town centers by 8-12 tiles”. This will be revised prior to the tournament. 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Four closest sheep to town center do not start under the control of players.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probably would not work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205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Planet and rings stay the sam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nature of the map does not allow much randomness to player starting location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2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2" calcext:value-type="float" table:number-columns-spanned="2" table:number-rows-spanned="1">
            <text:p>42</text:p>
          </table:table-cell>
          <table:covered-table-cell/>
          <table:table-cell table:style-name="ce12" table:formula="of:=COUNTIF([.$F$8:.$F$76];[.A84])" office:value-type="float" office:value="40" calcext:value-type="float" table:number-columns-spanned="2" table:number-rows-spanned="1">
            <text:p>4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8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8:'DATE (24-11-19)'.D33 'DATE (24-11-19)'.F8:'DATE (24-11-19)'.F33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6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quirement will be revised to “reed forest shall avoid player town centers by 8-12 tiles” (or something similar) prior to the tournament. [No change required to the map script. I don’t remember why we wrote 30 tiles.]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. Four goats start under player control.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. Proper code included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not nomad.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, proper code include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2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6];[.A84])" office:value-type="float" office:value="45" calcext:value-type="float" table:number-columns-spanned="2" table:number-rows-spanned="1">
            <text:p>45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28)'.F36:'DATE (24-11-28)'.F38 'DATE (24-11-28)'.F40:'DATE (24-11-28)'.F40 'DATE (24-11-28)'.F42:'DATE (24-11-28)'.F45 'DATE (24-11-28)'.F47:'DATE (24-11-28)'.F50 'DATE (24-11-28)'.F52:'DATE (24-11-28)'.F52 'DATE (24-11-28)'.F54:'DATE (24-11-28)'.F55 'DATE (24-11-28)'.F57:'DATE (24-11-28)'.F59 'DATE (24-11-28)'.F61:'DATE (24-11-28)'.F68 'DATE (24-11-28)'.F70:'DATE (24-11-28)'.F70 'DATE (24-11-28)'.F72:'DATE (24-11-28)'.F72 'DATE (24-11-28)'.F74:'DATE (24-11-28)'.F74 'DATE (24-11-28)'.F76:'DATE (24-11-28)'.F76 'DATE (24-11-28)'.D36:'DATE (24-11-28)'.D38 'DATE (24-11-28)'.D40:'DATE (24-11-28)'.D40 'DATE (24-11-28)'.D42:'DATE (24-11-28)'.D45 'DATE (24-11-28)'.D47:'DATE (24-11-28)'.D50 'DATE (24-11-28)'.D52:'DATE (24-11-28)'.D52 'DATE (24-11-28)'.D54:'DATE (24-11-28)'.D55 'DATE (24-11-28)'.D57:'DATE (24-11-28)'.D59 'DATE (24-11-28)'.D61:'DATE (24-11-28)'.D68 'DATE (24-11-28)'.D70:'DATE (24-11-28)'.D70 'DATE (24-11-28)'.D72:'DATE (24-11-28)'.D72 'DATE (24-11-28)'.D74:'DATE (24-11-28)'.D74 'DATE (24-11-28)'.D76:'DATE (24-11-28)'.D76 'DATE (24-11-28)'.D8:'DATE (24-11-28)'.D33 'DATE (24-11-28)'.F8:'DATE (24-11-28)'.F33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3:07:43.435000000</dc:date>
    <meta:editing-duration>P2DT18H8M59S</meta:editing-duration>
    <meta:editing-cycles>225</meta:editing-cycles>
    <meta:generator>LibreOffice/24.8.3.2$Windows_X86_64 LibreOffice_project/48a6bac9e7e268aeb4c3483fcf825c94556d9f92</meta:generator>
    <meta:document-statistic meta:table-count="2" meta:cell-count="497" meta:object-count="0"/>
  </office:meta>
</office:document-meta>
</file>